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tyle="normal" style:font-style-asian="normal" style:font-style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Title">
      <style:text-properties fo:font-weight="bold" style:font-weight-asian="bold" style:font-weight-complex="bold"/>
    </style:style>
    <style:style style:name="P5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/>
    </style:style>
    <style:style style:name="P6" style:family="paragraph" style:parent-style-name="UrbanBody">
      <style:paragraph-properties fo:text-align="end" style:justify-single-word="false" fo:break-before="page"/>
    </style:style>
    <style:style style:name="P7" style:family="paragraph" style:parent-style-name="Heading_20_2">
      <style:text-properties style:font-name="arial" fo:font-size="11pt" style:font-size-asian="11pt" style:font-size-complex="11pt"/>
    </style:style>
    <style:style style:name="P8" style:family="paragraph" style:parent-style-name="Heading_20_2">
      <style:paragraph-properties fo:text-align="start" style:justify-single-word="false"/>
      <style:text-properties style:font-name="arial" fo:font-size="11pt" officeooo:paragraph-rsid="00139ee4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139ee4" style:font-size-asian="11pt" style:font-size-complex="11pt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paragraph-rsid="00139ee4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39ee4" style:font-size-asian="10pt" style:font-size-complex="10pt"/>
    </style:style>
    <style:style style:name="P13" style:family="paragraph" style:parent-style-name="UrbanBody">
      <style:text-properties style:font-name="arial" fo:font-style="normal" style:text-underline-style="none" style:font-style-asian="normal" style:font-style-complex="normal"/>
    </style:style>
    <style:style style:name="P14" style:family="paragraph" style:parent-style-name="UrbanBody">
      <style:text-properties style:font-name="arial" style:text-underline-style="none"/>
    </style:style>
    <style:style style:name="P15" style:family="paragraph" style:parent-style-name="UrbanTitle">
      <style:text-properties fo:font-weight="bold" officeooo:paragraph-rsid="00139ee4" style:font-weight-asian="bold" style:font-weight-complex="bold"/>
    </style:style>
    <style:style style:name="P16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17" style:family="paragraph" style:parent-style-name="UrbanTitle">
      <style:text-properties style:font-name="arial" style:text-underline-style="none" fo:font-weight="bold" officeooo:paragraph-rsid="00139ee4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8"><text:span text:style-name="T12">do text</text:span></text:p><text:p text:style-name="P18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1">S.P.W. - D.G.O.4</text:p>
            <text:p text:style-name="P11">À l'attention du fonctionnaire délégué</text:p>
            <text:p text:style-name="P11"/>
            <text:p text:style-name="P11">Adresse du FD</text:p>
            <text:h text:style-name="P8" text:outline-level="2"><text:span text:style-name="T9">RECOMMANDE</text:span></text:h>
          </table:table-cell>
        </table:table-row>
      </table:table>
      <text:p text:style-name="P15"/>
      <text:p text:style-name="P17">Déclaration environnementale: transmis de la décision du collège</text:p>
      <text:p text:style-name="P16">des conditions complémentaires</text:p>
      <text:p text:style-name="P14"/>
      <text:p text:style-name="P14"><text:span text:style-name="T11"><office:annotation><dc:creator>Gauthier Bastien</dc:creator><dc:date>2011-01-13T14:56:41</dc:date><text:p text:style-name="P18"><text:span text:style-name="T12">do text</text:span></text:p><text:p text:style-name="P18"><text:span text:style-name="T12">from document(at=reference, format='odt')</text:span></text:p></office:annotation></text:span><text:span text:style-name="T4">Import depuis reference.odt</text:span></text:p>
      <text:p text:style-name="P14"/>
      <text:p text:style-name="P14"><office:annotation><dc:creator>Gauthier Bastien</dc:creator><dc:date>2011-02-16T16:12:24</dc:date><text:p text:style-name="P18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4"><text:span text:style-name="T4">Objet :</text:span> <text:text-input text:description="Objet des travaux">self.getLicenceSubject()</text:text-input></text:p>
      <text:p text:style-name="P14"><text:span text:style-name="T4">Situation :</text:span> <text:text-input text:description="Situation des travaux">self.getWorkLocationSignaletic()</text:text-input></text:p>
      <text:p text:style-name="P14"><text:span text:style-name="T4">Référence cadastrale :</text:span> <text:text-input text:description="Bien-Parcelles">self.getPortionOutsText()</text:text-input></text:p>
      <text:p text:style-name="P14"/>
      <text:p text:style-name="P14">Monsieur le Fonctionnaire délégué,</text:p>
      <text:p text:style-name="P14"/>
      <text:p text:style-name="P14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P14"/>
      <text:p text:style-name="P14">Une copie a également été envoyée au demandeur et au Fonctionnaire technique.</text:p>
      <text:p text:style-name="P14"/>
      <text:p text:style-name="P14">En vous souhaitant une bonne réception du document, veuillez agréer, Monsieur le Fonctionnaire délégué, l'assurance de notre parfaite considération.</text:p>
      <text:p text:style-name="P14"/>
      <text:p text:style-name="P14"/>
      <text:p text:style-name="P14"><text:span text:style-name="T1"><office:annotation><dc:creator>sde </dc:creator><dc:date>2011-07-27T10:02:32</dc:date><text:p text:style-name="P18"><text:span text:style-name="T13">do text</text:span></text:p><text:p text:style-name="P18"><text:span text:style-name="T14">from document(at=signatures, format='odt')</text:span></text:p></office:annotation></text:span><text:span text:style-name="T1">Import depuis signatures.odt</text:span></text:p>
      <text:p text:style-name="P13"/>
      <text:p text:style-name="P6"><draw:frame draw:style-name="fr2" draw:name="Cadre4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8"><text:span text:style-name="T12">do text</text:span></text:p><text:p text:style-name="P18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Standard">S.P.W. - D.G.O.4</text:p><text:p text:style-name="Standard">À l'attention du Fonctionnaire Technique</text:p><text:p text:style-name="Standard"/><text:p text:style-name="Standard">Adresse du FT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Déclaration environnementale: transmis de la décision du collège</text:p>
      <text:p text:style-name="P4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18"><text:span text:style-name="T12">do text</text:span></text:p><text:p text:style-name="P18"><text:span text:style-name="T12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8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8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P5"/>
      <text:p text:style-name="UrbanBody">Monsieur le Fonctionnaire technique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8"><text:span text:style-name="T13">do text</text:span></text:p><text:p text:style-name="P18"><text:span text:style-name="T14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57:36.966177616</dc:date>
    <meta:editing-duration>PT12H51M48S</meta:editing-duration>
    <meta:editing-cycles>66</meta:editing-cycles>
    <meta:generator>LibreOffice/6.3.5.2$Linux_X86_64 LibreOffice_project/30$Build-2</meta:generator>
    <meta:document-statistic meta:table-count="1" meta:image-count="0" meta:object-count="0" meta:page-count="2" meta:paragraph-count="39" meta:word-count="348" meta:character-count="2610" meta:non-whitespace-character-count="2330"/>
  </office:meta>
</office:document-meta>
</file>